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32000000311EC5314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7346in" svg:y="1.2354in" svg:width="0.4063in" svg:height="0.4047in" draw:z-index="0">
        <draw:image xlink:href="Pictures/1000000000000032000000311EC5314D.png" xlink:type="simple" xlink:show="embed" xlink:actuate="onLoad"/>
      </draw:frame>
      <text:p text:style-name="Standard">Hello Worl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voisin </meta:initial-creator>
    <meta:creation-date>2011-07-26T03:27:48</meta:creation-date>
    <dc:date>2011-07-26T04:40:16</dc:date>
    <dc:creator>jvoisin </dc:creator>
    <meta:editing-duration>PT51S</meta:editing-duration>
    <meta:editing-cycles>2</meta:editing-cycles>
    <meta:generator>LibreOffice/3.3$Unix LibreOffice_project/330m19$Build-202</meta:generator>
    <meta:document-statistic meta:table-count="0" meta:image-count="1" meta:object-count="0" meta:page-count="1" meta:paragraph-count="1" meta:word-count="2" meta:character-count="11"/>
  </office:meta>
</office:document-meta>
</file>